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0.5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874cm" svg:y1="18.542cm" svg:x2="7.874cm" svg:y2="1.524cm">
          <text:p/>
        </draw:line>
        <draw:line draw:style-name="gr1" draw:text-style-name="P1" draw:layer="layout" svg:x1="3.81cm" svg:y1="13.716cm" svg:x2="24.384cm" svg:y2="13.716cm">
          <text:p/>
        </draw:line>
        <draw:line draw:style-name="gr2" draw:text-style-name="P1" draw:layer="layout" svg:x1="21.082cm" svg:y1="3.556cm" svg:x2="10.668cm" svg:y2="19.05cm">
          <text:p/>
        </draw:line>
        <draw:line draw:style-name="gr3" draw:text-style-name="P1" draw:layer="layout" svg:x1="7.874cm" svg:y1="6.35cm" svg:x2="19.304cm" svg:y2="6.35cm">
          <text:p/>
        </draw:line>
        <draw:line draw:style-name="gr3" draw:text-style-name="P1" draw:layer="layout" svg:x1="19.204cm" svg:y1="6.35cm" svg:x2="19.204cm" svg:y2="13.716cm">
          <text:p/>
        </draw:line>
        <draw:frame draw:style-name="gr4" draw:text-style-name="P2" draw:layer="layout" svg:width="2.471cm" svg:height="1.891cm" svg:x="24.13cm" svg:y="14.111cm">
          <draw:text-box>
            <text:p>Analog</text:p>
            <text:p>input</text:p>
          </draw:text-box>
        </draw:frame>
        <draw:frame draw:style-name="gr5" draw:text-style-name="P2" draw:layer="layout" svg:width="4.934cm" svg:height="0.962cm" svg:x="8.274cm" svg:y="1.07cm">
          <draw:text-box>
            <text:p>Angle in degree</text:p>
          </draw:text-box>
        </draw:frame>
        <draw:frame draw:style-name="gr5" draw:text-style-name="P4" draw:layer="layout" svg:width="7.94cm" svg:height="0.806cm" svg:x="19.304cm" svg:y="12.192cm">
          <draw:text-box>
            <text:p text:style-name="P3"><text:span text:style-name="T1">NVRR_POS_90_BIT_SLEWING_</text:span></text:p>
          </draw:text-box>
        </draw:frame>
        <draw:frame draw:style-name="gr6" draw:text-style-name="P5" draw:layer="layout" svg:width="7.665cm" svg:height="0.807cm" svg:x="11.43cm" svg:y="14.224cm">
          <draw:text-box>
            <text:p text:style-name="P3"><text:span text:style-name="T1">NVRR_POS_0_BIT_SLEWING_</text:span></text:p>
          </draw:text-box>
        </draw:frame>
        <draw:frame draw:style-name="gr5" draw:text-style-name="P2" draw:layer="layout" svg:width="1.205cm" svg:height="0.962cm" svg:x="6.669cm" svg:y="5.842cm">
          <draw:text-box>
            <text:p>90</text:p>
          </draw:text-box>
        </draw:frame>
        <draw:frame draw:style-name="gr7" draw:text-style-name="P2" draw:layer="layout" svg:width="0.853cm" svg:height="1.47cm" svg:x="6.604cm" svg:y="12.954cm">
          <draw:text-box>
            <text:p>0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7:06:04.880564541</meta:creation-date>
    <dc:date>2018-08-06T17:13:39.236148653</dc:date>
    <meta:editing-duration>PT7M34S</meta:editing-duration>
    <meta:editing-cycles>2</meta:editing-cycles>
    <meta:generator>LibreOffice/5.1.6.2$Linux_X86_64 LibreOffice_project/10m0$Build-2</meta:generator>
    <meta:document-statistic meta:object-count="34"/>
  </office:meta>
</office:document-meta>
</file>